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957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0634in"/>
    </style:style>
    <style:style style:name="co8" style:family="table-column">
      <style:table-column-properties fo:break-before="auto" style:column-width="0.752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224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Result2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41" style:family="table-cell" style:parent-style-name="Res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8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9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 table:style-name="ce14"/>
          <table:covered-table-cell table:style-name="ce24"/>
          <table:covered-table-cell table:number-columns-repeated="2" table:style-name="ce14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 table:style-name="ce14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40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header-rows>
          <table:table-row table:style-name="ro6">
            <table:table-cell table:style-name="ce7" office:value-type="string" table:number-columns-spanned="1" table:number-rows-spanned="2">
              <text:p>STT</text:p>
            </table:table-cell>
            <table:table-cell table:style-name="ce7" office:value-type="string" table:number-columns-spanned="2" table:number-rows-spanned="1">
              <text:p>Chứng từ</text:p>
            </table:table-cell>
            <table:covered-table-cell table:style-name="ce7"/>
            <table:table-cell table:style-name="ce7" office:value-type="string" table:number-columns-spanned="1" table:number-rows-spanned="2">
              <text:p>Tên hàng hóa</text:p>
            </table:table-cell>
            <table:table-cell table:style-name="ce25" office:value-type="string" table:number-columns-spanned="1" table:number-rows-spanned="2">
              <text:p>Nước </text:p>
              <text:p>Sản xuất</text:p>
            </table:table-cell>
            <table:table-cell table:style-name="ce7" office:value-type="string" table:number-columns-spanned="1" table:number-rows-spanned="2">
              <text:p>Số lô</text:p>
            </table:table-cell>
            <table:table-cell table:style-name="ce7" office:value-type="string" table:number-columns-spanned="1" table:number-rows-spanned="2">
              <text:p>HD</text:p>
            </table:table-cell>
            <table:table-cell table:style-name="ce30" office:value-type="string" table:number-columns-spanned="1" table:number-rows-spanned="2">
              <text:p>Đơn vị tính</text:p>
            </table:table-cell>
            <table:table-cell table:style-name="ce7" office:value-type="string" table:number-columns-spanned="2" table:number-rows-spanned="1">
              <text:p>Số lượng</text:p>
            </table:table-cell>
            <table:covered-table-cell table:style-name="ce7"/>
            <table:table-cell table:style-name="ce7" office:value-type="string" table:number-columns-spanned="1" table:number-rows-spanned="2">
              <text:p>Đơn giá</text:p>
            </table:table-cell>
            <table:table-cell table:style-name="ce30" office:value-type="string" table:number-columns-spanned="1" table:number-rows-spanned="2">
              <text:p>Thuế GTGT</text:p>
            </table:table-cell>
            <table:table-cell table:style-name="ce7" office:value-type="string" table:number-columns-spanned="1" table:number-rows-spanned="2">
              <text:p>Thành tiền</text:p>
            </table:table-cell>
            <table:table-cell table:style-name="ce45" table:number-columns-repeated="1009"/>
            <table:table-cell table:number-columns-repeated="2"/>
          </table:table-row>
          <table:table-row table:style-name="ro7">
            <table:covered-table-cell table:style-name="ce7"/>
            <table:table-cell table:style-name="ce7" office:value-type="string">
              <text:p>Số</text:p>
            </table:table-cell>
            <table:table-cell table:style-name="ce7" office:value-type="string">
              <text:p>Ngày</text:p>
            </table:table-cell>
            <table:covered-table-cell table:number-columns-repeated="5" table:style-name="ce7"/>
            <table:table-cell table:style-name="ce7" office:value-type="string">
              <text:p>HĐ</text:p>
            </table:table-cell>
            <table:table-cell table:style-name="ce30" office:value-type="string">
              <text:p>Thực tế</text:p>
            </table:table-cell>
            <table:covered-table-cell table:number-columns-repeated="3" table:style-name="ce7"/>
            <table:table-cell table:style-name="ce45" table:number-columns-repeated="1009"/>
            <table:table-cell table:number-columns-repeated="2"/>
          </table:table-row>
        </table:table-header-rows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30"/>
          <table:covered-table-cell table:number-columns-repeated="3" table:style-name="ce7"/>
          <table:table-cell table:style-name="ce45" table:number-columns-repeated="1009"/>
          <table:table-cell table:number-columns-repeated="2"/>
        </table:table-row>
        <table:table-row table:style-name="ro8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0">
          <table:table-cell table:style-name="ce9" office:value-type="string">
            <text:p><text:a xlink:href="python://get_stt(seq_1,seq)" xlink:type="simple">stt</text:a></text:p>
          </table:table-cell>
          <table:table-cell table:style-name="ce16" office:value-type="string">
            <text:p><text:s/><text:a xlink:href="python://get_chungtu(o)['so']" xlink:type="simple">so</text:a></text:p>
          </table:table-cell>
          <table:table-cell table:style-name="ce16" office:value-type="string">
            <text:p><text:a xlink:href="python://get_chungtu(o)['ngay']" xlink:type="simple">ngay</text:a></text:p>
          </table:table-cell>
          <table:table-cell table:style-name="ce20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6" office:value-type="string">
            <text:p><text:s/><text:a xlink:href="python://line.prodlot_id%20and%20line.prodlot_id.name%20or%20''" xlink:type="simple">lo</text:a> </text:p>
          </table:table-cell>
          <table:table-cell table:style-name="ce16" office:value-type="string">
            <text:p><text:a xlink:href="python://get_date_hd(line.prodlot_id%20and%20line.prodlot_id.life_date%20or%20'')" xlink:type="simple">hd</text:a></text:p>
          </table:table-cell>
          <table:table-cell table:style-name="ce16" office:value-type="string">
            <text:p><text:a xlink:href="python://line.product_uom.name" xlink:type="simple">dvt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7" office:value-type="string">
            <text:p><text:a xlink:href="python://line.price_unit%20or%200" xlink:type="simple">don gia</text:a></text:p>
          </table:table-cell>
          <table:table-cell table:style-name="ce41" office:value-type="string">
            <text:p><text:a xlink:href="python://get_tax_amount(line%20or%20False,seq)" xlink:type="simple">get_tax_amount</text:a></text:p>
          </table:table-cell>
          <table:table-cell table:style-name="ce41" office:value-type="string">
            <text:p><text:a xlink:href="python://line.price_subtotal%20+%20get_tax_amount(line%20or%20False,seq)" xlink:type="simple">thanh tien</text:a></text:p>
          </table:table-cell>
          <table:table-cell table:number-columns-repeated="1011"/>
        </table:table-row>
        <table:table-row table:style-name="ro8">
          <table:table-cell table:style-name="ce8" office:value-type="string">
            <text:p><text:a xlink:href="python:///for" xlink:type="simple">end for</text:a></text:p>
          </table:table-cell>
          <table:table-cell table:style-name="ce17" table:number-columns-repeated="2"/>
          <table:table-cell table:style-name="ce8"/>
          <table:table-cell table:style-name="ce17" table:number-columns-repeated="4"/>
          <table:table-cell table:style-name="ce32"/>
          <table:table-cell table:style-name="ce8"/>
          <table:table-cell table:style-name="ce38"/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2">
          <table:table-cell table:style-name="ce10" table:number-columns-repeated="3"/>
          <table:table-cell table:style-name="ce21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21"/>
          <table:covered-table-cell table:style-name="ce43"/>
          <table:table-cell table:style-name="ce4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33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5"/>
          <table:table-cell table:number-columns-repeated="1010"/>
        </table:table-row>
        <table:table-row table:style-name="ro9">
          <table:table-cell/>
          <table:table-cell table:style-name="ce18" office:value-type="string">
            <text:p>ĐẠI DIỆN BÊN GIAO HÀNG</text:p>
          </table:table-cell>
          <table:table-cell table:style-name="ce19" table:number-columns-repeated="2"/>
          <table:table-cell table:style-name="ce13" table:number-columns-repeated="4"/>
          <table:table-cell table:style-name="ce34" office:value-type="string" table:number-columns-spanned="6" table:number-rows-spanned="1">
            <text:p>ĐẠI DIỆN BÊN NHẬN HÀNG</text:p>
          </table:table-cell>
          <table:covered-table-cell table:number-columns-repeated="5" table:style-name="ce36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3" office:value-type="string">
            <text:p>Kế Toán</text:p>
          </table:table-cell>
          <table:table-cell table:style-name="ce13" table:number-columns-repeated="2"/>
          <table:table-cell table:style-name="ce27" office:value-type="string">
            <text:p>Thủ Kho</text:p>
          </table:table-cell>
          <table:table-cell table:style-name="ce13" table:number-columns-repeated="3"/>
          <table:table-cell table:style-name="ce39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4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26T11:27:34</dc:date>
    <meta:generator>LibreOffice/3.5$Linux_x86 LibreOffice_project/350m1$Build-2</meta:generator>
    <meta:editing-duration>P1DT23H21M1S</meta:editing-duration>
    <meta:editing-cycles>229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